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6D5000006A24AC26DE9.svm"/>
  <manifest:file-entry manifest:media-type="" manifest:full-path="Pictures/20000001000006D5000006A2926AC2FC.svm"/>
  <manifest:file-entry manifest:media-type="" manifest:full-path="Pictures/2000000100000834000006A22F7A1312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00 &amp;0&amp;0 \\&#10;\cline{2-3}&#10;01 &amp;1&amp;0 \\&#10;\cline{2-3}&#10;11 &amp;1&amp;1 \\&#10;\cline{2-3}&#10;10 &amp;0&amp;1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|c|c|}&#10;\cline{2-3}&#10;00 &amp;0&amp;1 \\&#10;\cline{2-3}&#10;01 &amp;1&amp;1 \\&#10;\cline{2-3}&#10;11 &amp;1&amp;0 \\&#10;\cline{2-3}&#10;10 &amp;0&amp;0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4§latex§\begin{table}&#10;\begin{tabular}{c|c|c|}&#10;\cline{2-3}&#10;00 &amp;00&amp;01 \\&#10;\cline{2-3}&#10;01 &amp;11&amp;01 \\&#10;\cline{2-3}&#10;11 &amp;11&amp;10 \\&#10;\cline{2-3}&#10;10 &amp;00&amp;10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end" style:writing-mode="rl-tb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53cm" svg:height="2.376cm" svg:x="0.637cm" svg:y="2.341cm">
          <draw:image xlink:href="Pictures/20000001000006D5000006A24AC26DE9.svm" xlink:type="simple" xlink:show="embed" xlink:actuate="onLoad">
            <text:p/>
          </draw:image>
        </draw:frame>
        <draw:frame draw:style-name="gr2" draw:text-style-name="P1" draw:layer="layout" svg:width="1.573cm" svg:height="2.376cm" svg:x="2.962cm" svg:y="2.342cm">
          <draw:image xlink:href="Pictures/20000001000006D5000006A2926AC2FC.svm" xlink:type="simple" xlink:show="embed" xlink:actuate="onLoad">
            <text:p/>
          </draw:image>
        </draw:frame>
        <draw:frame draw:style-name="gr3" draw:layer="layout" svg:width="0.637cm" svg:height="0.469cm" svg:x="0.465cm" svg:y="1.9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25cm" svg:height="0.469cm" svg:x="1.417cm" svg:y="1.5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21cm" svg:height="0.469cm" svg:x="1.175cm" svg:y="1.8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13cm" svg:height="0.469cm" svg:x="1.689cm" svg:y="1.89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37cm" svg:height="0.469cm" svg:x="2.81cm" svg:y="1.9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25cm" svg:height="0.469cm" svg:x="3.762cm" svg:y="1.5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421cm" svg:height="0.469cm" svg:x="3.52cm" svg:y="1.89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413cm" svg:height="0.469cm" svg:x="4.034cm" svg:y="1.8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637cm" svg:height="0.469cm" svg:x="5.651cm" svg:y="1.9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25cm" svg:height="0.469cm" svg:x="6.845cm" svg:y="1.56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421cm" svg:height="0.469cm" svg:x="6.543cm" svg:y="1.89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413cm" svg:height="0.469cm" svg:x="7.208cm" svg:y="1.88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2.206cm" svg:height="0.333cm" svg:x="0.39cm" svg:y="5.40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2.234cm" svg:height="0.337cm" svg:x="2.946cm" svg:y="5.46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1.793cm" svg:height="0.696cm" svg:x="6.348cm" svg:y="5.299cm">
          <draw:text-box>
            <text:p><text:span text:style-name="T1">عبوری جدول</text:span></text:p>
          </draw:text-box>
        </draw:frame>
        <draw:frame draw:style-name="gr5" draw:text-style-name="P1" draw:layer="layout" svg:width="1.99cm" svg:height="2.376cm" svg:x="5.825cm" svg:y="2.342cm">
          <draw:image xlink:href="Pictures/2000000100000834000006A22F7A1312.svm" xlink:type="simple" xlink:show="embed" xlink:actuate="onLoad">
            <text:p/>
          </draw:image>
        </draw:frame>
        <draw:custom-shape draw:style-name="gr6" draw:text-style-name="P1" xml:id="id2" draw:id="id2" draw:layer="layout" svg:width="0.907cm" svg:height="0.575cm" svg:x="7.029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" draw:id="id1" draw:layer="layout" svg:width="0.907cm" svg:height="0.575cm" svg:x="1.512cm" svg:y="4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907cm" svg:height="0.575cm" svg:x="3.87cm" svg:y="4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draw:line-skew="-2.4cm 0.101cm" svg:x1="2.419cm" svg:y1="4.408cm" svg:x2="7.483cm" svg:y2="4.71cm" draw:start-shape="id1" draw:start-glue-point="10" draw:end-shape="id2" draw:end-glue-point="8" svg:d="m2419 4408c-142 0-118 452 1183 754s3881 451 3881-452">
          <text:p/>
        </draw:connector>
        <draw:connector draw:style-name="gr7" draw:text-style-name="P1" draw:layer="layout" draw:type="curve" draw:line-skew="-0.506cm -0.189cm" svg:x1="4.777cm" svg:y1="4.408cm" svg:x2="7.483cm" svg:y2="4.71cm" draw:start-shape="id3" draw:start-glue-point="10" draw:end-shape="id2" draw:end-glue-point="8" svg:d="m4777 4408c930 0 775 307 1219 500s1487 270 1487-198">
          <text:p/>
        </draw:connector>
        <draw:custom-shape draw:style-name="gr8" draw:text-style-name="P1" xml:id="id5" draw:id="id5" draw:layer="layout" svg:width="0.499cm" svg:height="0.513cm" svg:x="6.46cm" svg:y="2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9cm" svg:height="0.513cm" svg:x="7.197cm" svg:y="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9cm" svg:height="0.513cm" svg:x="6.474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9cm" svg:height="0.513cm" svg:x="7.216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" draw:id="id4" draw:layer="layout" svg:width="2.758cm" svg:height="1.141cm" svg:x="5.097cm" svg:y="0.376cm">
          <draw:text-box>
            <text:p text:style-name="P3"><text:span text:style-name="T1">ایک جیسے حال کی </text:span></text:p>
            <text:p text:style-name="P3"><text:span text:style-name="T1">صورت میں دائرہ لگائیں</text:span></text:p>
          </draw:text-box>
        </draw:frame>
        <draw:connector draw:style-name="gr7" draw:text-style-name="P1" draw:layer="layout" draw:type="curve" draw:line-skew="0.288cm" svg:x1="5.097cm" svg:y1="0.946cm" svg:x2="5.741cm" svg:y2="2.582cm" draw:start-shape="id4" draw:start-glue-point="3" svg:d="m5097 946c-318 0-640 1636 644 1636">
          <text:p/>
        </draw:connector>
        <draw:connector draw:style-name="gr7" draw:text-style-name="P1" draw:layer="layout" draw:type="curve" draw:line-skew="-1.626cm 1.822cm" svg:x1="6.476cm" svg:y1="1.517cm" svg:x2="6.533cm" svg:y2="2.419cm" draw:start-shape="id4" draw:start-glue-point="2" draw:end-shape="id5" draw:end-glue-point="5" svg:d="m6476 1517c0 322-29 268-57 413s-57 489 114 489">
          <text:p/>
        </draw:connector>
        <draw:frame draw:style-name="gr4" draw:text-style-name="P2" draw:layer="layout" svg:width="1.73cm" svg:height="0.696cm" svg:x="1.81cm" svg:y="0.712cm">
          <draw:text-box>
            <text:p><text:span text:style-name="T1">کارناف نقشہ</text:span></text:p>
          </draw:text-box>
        </draw:frame>
        <draw:custom-shape draw:style-name="gr9" draw:text-style-name="P1" draw:layer="layout" svg:width="0.321cm" svg:height="3.376cm" draw:transform="rotate (1.5707963267946) translate (1.026cm 1.6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9T15:48:06</dc:date>
    <dc:creator>kkk </dc:creator>
    <meta:generator>LibreOffice/3.3$Linux LibreOffice_project/330m19$Build-401</meta:generator>
    <meta:editing-duration>PT10H46M1S</meta:editing-duration>
    <meta:editing-cycles>51</meta:editing-cycles>
    <meta:document-statistic meta:object-count="32"/>
  </office:meta>
</office:document-meta>
</file>

<file path=Object 1/content.xml><?xml version="1.0" encoding="utf-8"?>
<math xmlns="http://www.w3.org/1998/Math/MathML">
  <semantics>
    <mi mathvariant="italic">ab</mi>
    <annotation encoding="StarMath 5.0">ab</annotation>
  </semantics>
</math>
</file>

<file path=Object 10/content.xml><?xml version="1.0" encoding="utf-8"?>
<math xmlns="http://www.w3.org/1998/Math/MathML">
  <semantics>
    <mi>x</mi>
    <annotation encoding="StarMath 5.0">x</annotation>
  </semantics>
</math>
</file>

<file path=Object 11/content.xml><?xml version="1.0" encoding="utf-8"?>
<math xmlns="http://www.w3.org/1998/Math/MathML">
  <semantics>
    <mn>0</mn>
    <annotation encoding="StarMath 5.0">0</annotation>
  </semantics>
</math>
</file>

<file path=Object 12/content.xml><?xml version="1.0" encoding="utf-8"?>
<math xmlns="http://www.w3.org/1998/Math/MathML">
  <semantics>
    <mn>1</mn>
    <annotation encoding="StarMath 5.0">1</annotation>
  </semantics>
</math>
</file>

<file path=Object 13/content.xml><?xml version="1.0" encoding="utf-8"?>
<math xmlns="http://www.w3.org/1998/Math/MathML">
  <semantics>
    <mrow>
      <mrow>
        <mi>A</mi>
        <mo stretchy="false">=</mo>
        <mrow>
          <mo stretchy="false">(</mo>
          <mrow>
            <mi>b</mi>
            <mo stretchy="false">+</mo>
            <mi>x</mi>
          </mrow>
          <mo stretchy="false">)</mo>
        </mrow>
      </mrow>
      <mrow>
        <mo stretchy="false">(</mo>
        <mrow>
          <mi>a</mi>
          <mo stretchy="false">+</mo>
          <mover accent="true">
            <mi>x</mi>
            <mo>¯</mo>
          </mover>
        </mrow>
        <mo stretchy="false">)</mo>
      </mrow>
    </mrow>
    <annotation encoding="StarMath 5.0">A=(b+x)(a+overline{x})</annotation>
  </semantics>
</math>
</file>

<file path=Object 14/content.xml><?xml version="1.0" encoding="utf-8"?>
<math xmlns="http://www.w3.org/1998/Math/MathML">
  <semantics>
    <mrow>
      <mrow>
        <mi>B</mi>
        <mo stretchy="false">=</mo>
        <mrow>
          <mo stretchy="false">(</mo>
          <mrow>
            <mi>b</mi>
            <mo stretchy="false">+</mo>
            <mi>x</mi>
          </mrow>
          <mo stretchy="false">)</mo>
        </mrow>
      </mrow>
      <mrow>
        <mo stretchy="false">(</mo>
        <mrow>
          <mover accent="true">
            <mi>a</mi>
            <mo>¯</mo>
          </mover>
          <mo stretchy="false">+</mo>
          <mover accent="true">
            <mi>x</mi>
            <mo>¯</mo>
          </mover>
        </mrow>
        <mo stretchy="false">)</mo>
      </mrow>
    </mrow>
    <annotation encoding="StarMath 5.0">B=(b+x)(overline{a}+overline{x})</annotation>
  </semantics>
</math>
</file>

<file path=Object 2/content.xml><?xml version="1.0" encoding="utf-8"?>
<math xmlns="http://www.w3.org/1998/Math/MathML">
  <semantics>
    <mi>x</mi>
    <annotation encoding="StarMath 5.0">x</annotation>
  </semantics>
</math>
</file>

<file path=Object 3/content.xml><?xml version="1.0" encoding="utf-8"?>
<math xmlns="http://www.w3.org/1998/Math/MathML">
  <semantics>
    <mn>0</mn>
    <annotation encoding="StarMath 5.0">0</annotation>
  </semantics>
</math>
</file>

<file path=Object 4/content.xml><?xml version="1.0" encoding="utf-8"?>
<math xmlns="http://www.w3.org/1998/Math/MathML">
  <semantics>
    <mn>1</mn>
    <annotation encoding="StarMath 5.0">1</annotation>
  </semantics>
</math>
</file>

<file path=Object 5/content.xml><?xml version="1.0" encoding="utf-8"?>
<math xmlns="http://www.w3.org/1998/Math/MathML">
  <semantics>
    <mi mathvariant="italic">ab</mi>
    <annotation encoding="StarMath 5.0">ab</annotation>
  </semantics>
</math>
</file>

<file path=Object 6/content.xml><?xml version="1.0" encoding="utf-8"?>
<math xmlns="http://www.w3.org/1998/Math/MathML">
  <semantics>
    <mi>x</mi>
    <annotation encoding="StarMath 5.0">x</annotation>
  </semantics>
</math>
</file>

<file path=Object 7/content.xml><?xml version="1.0" encoding="utf-8"?>
<math xmlns="http://www.w3.org/1998/Math/MathML">
  <semantics>
    <mn>0</mn>
    <annotation encoding="StarMath 5.0">0</annotation>
  </semantics>
</math>
</file>

<file path=Object 8/content.xml><?xml version="1.0" encoding="utf-8"?>
<math xmlns="http://www.w3.org/1998/Math/MathML">
  <semantics>
    <mn>1</mn>
    <annotation encoding="StarMath 5.0">1</annotation>
  </semantics>
</math>
</file>

<file path=Object 9/content.xml><?xml version="1.0" encoding="utf-8"?>
<math xmlns="http://www.w3.org/1998/Math/MathML">
  <semantics>
    <mi mathvariant="italic">ab</mi>
    <annotation encoding="StarMath 5.0">ab</annotation>
  </semantics>
</math>
</file>